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2" style:family="paragraph"/>
    <style:style style:name="P7" style:parent-style-name="Normal" style:list-style-name="LFO2" style:family="paragraph"/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3" style:family="paragraph"/>
    <style:style style:name="P10" style:parent-style-name="Normal" style:list-style-name="LFO3" style:family="paragraph"/>
    <style:style style:name="P11" style:parent-style-name="Normal" style:list-style-name="LFO3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4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4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Recursion</text:p>
      <text:list text:style-name="LFO1" text:continue-numbering="true">
        <text:list-item>
          <text:p text:style-name="P2"><text:span text:style-name="T3">Recursion</text:span><text:s/>is a programming technique where a method calls itself to solve smaller instances of a problem.</text:p>
        </text:list-item>
        <text:list-item>
          <text:p text:style-name="P4">It simplifies problems like computing factorial, Fibonacci, or exponential growth (as in this case) by breaking them into repeatable sub-problems.</text:p>
        </text:list-item>
      </text:list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5">2. Recursive Future Value Calculation</text:p>
      <text:list text:style-name="LFO2" text:continue-numbering="true">
        <text:list-item>
          <text:p text:style-name="P6">The future value formula is:</text:p>
        </text:list-item>
      </text:list>
      <text:p text:style-name="Normal">FV=PV×(1+r)years\text{FV} = \text{PV} \times (1 + r)^\text{years}FV=PV×(1+r)years<text:s/></text:p>
      <text:list text:style-name="LFO2" text:continue-numbering="true">
        <text:list-item>
          <text:p text:style-name="P7">Recursion is used by reducing the problem year by year:</text:p>
        </text:list-item>
      </text:list>
      <text:p text:style-name="Normal">java</text:p>
      <text:p text:style-name="Normal">CopyEdit</text:p>
      <text:p text:style-name="Normal">futureValue(pv, rate, n) = futureValue(pv, rate, n - 1) * (1 + rate)</text:p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8">3. Implementation</text:p>
      <text:list text:style-name="LFO3" text:continue-numbering="true">
        <text:list-item>
          <text:p text:style-name="P9">Two methods:</text:p>
          <text:list text:continue-numbering="true">
            <text:list-item>
              <text:p text:style-name="P10">futureValue() – simple recursive approach.</text:p>
            </text:list-item>
            <text:list-item>
              <text:p text:style-name="P11">futureValueMemo() – optimized using<text:s/><text:span text:style-name="T12">memoization</text:span><text:s/>(stores results to avoid repeated computation).</text:p>
            </text:list-item>
          </text:list>
        </text:list-item>
      </text:list>
      <text:p text:style-name="Normal"><draw:custom-shape svg:x="0in" svg:y="0in" svg:width="43.5597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13">4. Time Complexity</text:p>
      <text:list text:style-name="LFO4" text:continue-numbering="true">
        <text:list-item>
          <text:p text:style-name="P14"><text:span text:style-name="T15">Basic Recursion</text:span>: O(n) – Each year requires one recursive call.</text:p>
        </text:list-item>
        <text:list-item>
          <text:p text:style-name="P16"><text:span text:style-name="T17">Memoized Recursion</text:span>: Also O(n) – But avoids redundant calls, useful in complex recursive structur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1T18:22:00Z</meta:creation-date>
    <dc:date>2025-06-21T18:23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6" meta:character-count="913" meta:row-count="6" meta:non-whitespace-character-count="778"/>
  </office:meta>
</office:document-meta>
</file>